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6mm"/>
    </style:style>
    <style:style style:name="co2" style:family="table-column">
      <style:table-column-properties fo:break-before="auto" style:column-width="8.1mm"/>
    </style:style>
    <style:style style:name="co3" style:family="table-column">
      <style:table-column-properties fo:break-before="auto" style:column-width="14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4.15mm" svg:y="6.38mm">
            <loext:p draw:notify-on-update-of-ranges="Sheet1.E1:Sheet1.E1 Sheet1.E2:Sheet1.E22 Sheet1.F1:Sheet1.F1 Sheet1.F2:Sheet1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477" calcext:value-type="float">
            <text:p>20477</text:p>
          </table:table-cell>
          <table:table-cell table:formula="of:=[.C2]-20464.84375" office:value-type="float" office:value="12.15625" calcext:value-type="float">
            <text:p>12,15625</text:p>
          </table:table-cell>
          <table:table-cell office:value-type="float" office:value="-5000" calcext:value-type="float">
            <text:p>-5000</text:p>
          </table:table-cell>
          <table:table-cell table:number-matrix-columns-spanned="1" table:number-matrix-rows-spanned="21" table:formula="of:=FREQUENCY([.D2:.D257];[.E2:.E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872" calcext:value-type="float">
            <text:p>19872</text:p>
          </table:table-cell>
          <table:table-cell table:formula="of:=[.C3]-20464.84375" office:value-type="float" office:value="-592.84375" calcext:value-type="float">
            <text:p>-592,84375</text:p>
          </table:table-cell>
          <table:table-cell table:formula="of:=[.E2]+500" office:value-type="float" office:value="-4500" calcext:value-type="float">
            <text:p>-4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688" calcext:value-type="float">
            <text:p>19688</text:p>
          </table:table-cell>
          <table:table-cell table:formula="of:=[.C4]-20464.84375" office:value-type="float" office:value="-776.84375" calcext:value-type="float">
            <text:p>-776,84375</text:p>
          </table:table-cell>
          <table:table-cell table:formula="of:=[.E3]+500" office:value-type="float" office:value="-4000" calcext:value-type="float">
            <text:p>-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606" calcext:value-type="float">
            <text:p>19606</text:p>
          </table:table-cell>
          <table:table-cell table:formula="of:=[.C5]-20464.84375" office:value-type="float" office:value="-858.84375" calcext:value-type="float">
            <text:p>-858,84375</text:p>
          </table:table-cell>
          <table:table-cell table:formula="of:=[.E4]+500" office:value-type="float" office:value="-3500" calcext:value-type="float">
            <text:p>-3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497" calcext:value-type="float">
            <text:p>22497</text:p>
          </table:table-cell>
          <table:table-cell table:formula="of:=[.C6]-20464.84375" office:value-type="float" office:value="2032.15625" calcext:value-type="float">
            <text:p>2032,15625</text:p>
          </table:table-cell>
          <table:table-cell table:formula="of:=[.E5]+500" office:value-type="float" office:value="-3000" calcext:value-type="float">
            <text:p>-3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326" calcext:value-type="float">
            <text:p>20326</text:p>
          </table:table-cell>
          <table:table-cell table:formula="of:=[.C7]-20464.84375" office:value-type="float" office:value="-138.84375" calcext:value-type="float">
            <text:p>-138,84375</text:p>
          </table:table-cell>
          <table:table-cell table:formula="of:=[.E6]+500" office:value-type="float" office:value="-2500" calcext:value-type="float">
            <text:p>-25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900" calcext:value-type="float">
            <text:p>22900</text:p>
          </table:table-cell>
          <table:table-cell table:formula="of:=[.C8]-20464.84375" office:value-type="float" office:value="2435.15625" calcext:value-type="float">
            <text:p>2435,15625</text:p>
          </table:table-cell>
          <table:table-cell table:formula="of:=[.E7]+500" office:value-type="float" office:value="-2000" calcext:value-type="float">
            <text:p>-2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965" calcext:value-type="float">
            <text:p>17965</text:p>
          </table:table-cell>
          <table:table-cell table:formula="of:=[.C9]-20464.84375" office:value-type="float" office:value="-2499.84375" calcext:value-type="float">
            <text:p>-2499,84375</text:p>
          </table:table-cell>
          <table:table-cell table:formula="of:=[.E8]+500" office:value-type="float" office:value="-1500" calcext:value-type="float">
            <text:p>-15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647" calcext:value-type="float">
            <text:p>22647</text:p>
          </table:table-cell>
          <table:table-cell table:formula="of:=[.C10]-20464.84375" office:value-type="float" office:value="2182.15625" calcext:value-type="float">
            <text:p>2182,15625</text:p>
          </table:table-cell>
          <table:table-cell table:formula="of:=[.E9]+500" office:value-type="float" office:value="-1000" calcext:value-type="float">
            <text:p>-1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799" calcext:value-type="float">
            <text:p>17799</text:p>
          </table:table-cell>
          <table:table-cell table:formula="of:=[.C11]-20464.84375" office:value-type="float" office:value="-2665.84375" calcext:value-type="float">
            <text:p>-2665,84375</text:p>
          </table:table-cell>
          <table:table-cell table:formula="of:=[.E10]+500" office:value-type="float" office:value="-500" calcext:value-type="float">
            <text:p>-5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137" calcext:value-type="float">
            <text:p>17137</text:p>
          </table:table-cell>
          <table:table-cell table:formula="of:=[.C12]-20464.84375" office:value-type="float" office:value="-3327.84375" calcext:value-type="float">
            <text:p>-3327,84375</text:p>
          </table:table-cell>
          <table:table-cell table:formula="of:=[.E11]+50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999" calcext:value-type="float">
            <text:p>19999</text:p>
          </table:table-cell>
          <table:table-cell table:formula="of:=[.C13]-20464.84375" office:value-type="float" office:value="-465.84375" calcext:value-type="float">
            <text:p>-465,84375</text:p>
          </table:table-cell>
          <table:table-cell table:formula="of:=[.E12]+500"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717" calcext:value-type="float">
            <text:p>19717</text:p>
          </table:table-cell>
          <table:table-cell table:formula="of:=[.C14]-20464.84375" office:value-type="float" office:value="-747.84375" calcext:value-type="float">
            <text:p>-747,84375</text:p>
          </table:table-cell>
          <table:table-cell table:formula="of:=[.E13]+500" office:value-type="float" office:value="1000" calcext:value-type="float">
            <text:p>1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435" calcext:value-type="float">
            <text:p>18435</text:p>
          </table:table-cell>
          <table:table-cell table:formula="of:=[.C15]-20464.84375" office:value-type="float" office:value="-2029.84375" calcext:value-type="float">
            <text:p>-2029,84375</text:p>
          </table:table-cell>
          <table:table-cell table:formula="of:=[.E14]+500"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021" calcext:value-type="float">
            <text:p>18021</text:p>
          </table:table-cell>
          <table:table-cell table:formula="of:=[.C16]-20464.84375" office:value-type="float" office:value="-2443.84375" calcext:value-type="float">
            <text:p>-2443,84375</text:p>
          </table:table-cell>
          <table:table-cell table:formula="of:=[.E15]+500"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878" calcext:value-type="float">
            <text:p>22878</text:p>
          </table:table-cell>
          <table:table-cell table:formula="of:=[.C17]-20464.84375" office:value-type="float" office:value="2413.15625" calcext:value-type="float">
            <text:p>2413,15625</text:p>
          </table:table-cell>
          <table:table-cell table:formula="of:=[.E16]+500" office:value-type="float" office:value="2500" calcext:value-type="float">
            <text:p>25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858" calcext:value-type="float">
            <text:p>20858</text:p>
          </table:table-cell>
          <table:table-cell table:formula="of:=[.C18]-20464.84375" office:value-type="float" office:value="393.15625" calcext:value-type="float">
            <text:p>393,15625</text:p>
          </table:table-cell>
          <table:table-cell table:formula="of:=[.E17]+500"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372" calcext:value-type="float">
            <text:p>19372</text:p>
          </table:table-cell>
          <table:table-cell table:formula="of:=[.C19]-20464.84375" office:value-type="float" office:value="-1092.84375" calcext:value-type="float">
            <text:p>-1092,84375</text:p>
          </table:table-cell>
          <table:table-cell table:formula="of:=[.E18]+500"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905" calcext:value-type="float">
            <text:p>21905</text:p>
          </table:table-cell>
          <table:table-cell table:formula="of:=[.C20]-20464.84375" office:value-type="float" office:value="1440.15625" calcext:value-type="float">
            <text:p>1440,15625</text:p>
          </table:table-cell>
          <table:table-cell table:formula="of:=[.E19]+500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470" calcext:value-type="float">
            <text:p>19470</text:p>
          </table:table-cell>
          <table:table-cell table:formula="of:=[.C21]-20464.84375" office:value-type="float" office:value="-994.84375" calcext:value-type="float">
            <text:p>-994,84375</text:p>
          </table:table-cell>
          <table:table-cell table:formula="of:=[.E20]+500"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831" calcext:value-type="float">
            <text:p>22831</text:p>
          </table:table-cell>
          <table:table-cell table:formula="of:=[.C22]-20464.84375" office:value-type="float" office:value="2366.15625" calcext:value-type="float">
            <text:p>2366,15625</text:p>
          </table:table-cell>
          <table:table-cell table:formula="of:=[.E21]+500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321" calcext:value-type="float">
            <text:p>23321</text:p>
          </table:table-cell>
          <table:table-cell table:formula="of:=[.C23]-20464.84375" office:value-type="float" office:value="2856.15625" calcext:value-type="float">
            <text:p>2856,156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29" calcext:value-type="float">
            <text:p>20729</text:p>
          </table:table-cell>
          <table:table-cell table:formula="of:=[.C24]-20464.84375" office:value-type="float" office:value="264.15625" calcext:value-type="float">
            <text:p>264,156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353" calcext:value-type="float">
            <text:p>17353</text:p>
          </table:table-cell>
          <table:table-cell table:formula="of:=[.C25]-20464.84375" office:value-type="float" office:value="-3111.84375" calcext:value-type="float">
            <text:p>-3111,843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651" calcext:value-type="float">
            <text:p>20651</text:p>
          </table:table-cell>
          <table:table-cell table:formula="of:=[.C26]-20464.84375" office:value-type="float" office:value="186.15625" calcext:value-type="float">
            <text:p>186,156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563" calcext:value-type="float">
            <text:p>21563</text:p>
          </table:table-cell>
          <table:table-cell table:formula="of:=[.C27]-20464.84375" office:value-type="float" office:value="1098.15625" calcext:value-type="float">
            <text:p>1098,156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365" calcext:value-type="float">
            <text:p>20365</text:p>
          </table:table-cell>
          <table:table-cell table:formula="of:=[.C28]-20464.84375" office:value-type="float" office:value="-99.84375" calcext:value-type="float">
            <text:p>-99,843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709" calcext:value-type="float">
            <text:p>19709</text:p>
          </table:table-cell>
          <table:table-cell table:formula="of:=[.C29]-20464.84375" office:value-type="float" office:value="-755.84375" calcext:value-type="float">
            <text:p>-755,843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318" calcext:value-type="float">
            <text:p>21318</text:p>
          </table:table-cell>
          <table:table-cell table:formula="of:=[.C30]-20464.84375" office:value-type="float" office:value="853.15625" calcext:value-type="float">
            <text:p>853,156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297" calcext:value-type="float">
            <text:p>17297</text:p>
          </table:table-cell>
          <table:table-cell table:formula="of:=[.C31]-20464.84375" office:value-type="float" office:value="-3167.84375" calcext:value-type="float">
            <text:p>-3167,843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098" calcext:value-type="float">
            <text:p>18098</text:p>
          </table:table-cell>
          <table:table-cell table:formula="of:=[.C32]-20464.84375" office:value-type="float" office:value="-2366.84375" calcext:value-type="float">
            <text:p>-2366,843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700" calcext:value-type="float">
            <text:p>22700</text:p>
          </table:table-cell>
          <table:table-cell table:formula="of:=[.C33]-20464.84375" office:value-type="float" office:value="2235.15625" calcext:value-type="float">
            <text:p>2235,156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967" calcext:value-type="float">
            <text:p>16967</text:p>
          </table:table-cell>
          <table:table-cell table:formula="of:=[.C34]-20464.84375" office:value-type="float" office:value="-3497.84375" calcext:value-type="float">
            <text:p>-3497,84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910" calcext:value-type="float">
            <text:p>18910</text:p>
          </table:table-cell>
          <table:table-cell table:formula="of:=[.C35]-20464.84375" office:value-type="float" office:value="-1554.84375" calcext:value-type="float">
            <text:p>-1554,843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493" calcext:value-type="float">
            <text:p>19493</text:p>
          </table:table-cell>
          <table:table-cell table:formula="of:=[.C36]-20464.84375" office:value-type="float" office:value="-971.84375" calcext:value-type="float">
            <text:p>-971,84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189" calcext:value-type="float">
            <text:p>20189</text:p>
          </table:table-cell>
          <table:table-cell table:formula="of:=[.C37]-20464.84375" office:value-type="float" office:value="-275.84375" calcext:value-type="float">
            <text:p>-275,84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167" calcext:value-type="float">
            <text:p>21167</text:p>
          </table:table-cell>
          <table:table-cell table:formula="of:=[.C38]-20464.84375" office:value-type="float" office:value="702.15625" calcext:value-type="float">
            <text:p>702,156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590" calcext:value-type="float">
            <text:p>19590</text:p>
          </table:table-cell>
          <table:table-cell table:formula="of:=[.C39]-20464.84375" office:value-type="float" office:value="-874.84375" calcext:value-type="float">
            <text:p>-874,84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676" calcext:value-type="float">
            <text:p>20676</text:p>
          </table:table-cell>
          <table:table-cell table:formula="of:=[.C40]-20464.84375" office:value-type="float" office:value="211.15625" calcext:value-type="float">
            <text:p>211,156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705" calcext:value-type="float">
            <text:p>22705</text:p>
          </table:table-cell>
          <table:table-cell table:formula="of:=[.C41]-20464.84375" office:value-type="float" office:value="2240.15625" calcext:value-type="float">
            <text:p>2240,156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152" calcext:value-type="float">
            <text:p>19152</text:p>
          </table:table-cell>
          <table:table-cell table:formula="of:=[.C42]-20464.84375" office:value-type="float" office:value="-1312.84375" calcext:value-type="float">
            <text:p>-1312,84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752" calcext:value-type="float">
            <text:p>19752</text:p>
          </table:table-cell>
          <table:table-cell table:formula="of:=[.C43]-20464.84375" office:value-type="float" office:value="-712.84375" calcext:value-type="float">
            <text:p>-712,84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369" calcext:value-type="float">
            <text:p>20369</text:p>
          </table:table-cell>
          <table:table-cell table:formula="of:=[.C44]-20464.84375" office:value-type="float" office:value="-95.84375" calcext:value-type="float">
            <text:p>-95,84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883" calcext:value-type="float">
            <text:p>21883</text:p>
          </table:table-cell>
          <table:table-cell table:formula="of:=[.C45]-20464.84375" office:value-type="float" office:value="1418.15625" calcext:value-type="float">
            <text:p>1418,156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607" calcext:value-type="float">
            <text:p>19607</text:p>
          </table:table-cell>
          <table:table-cell table:formula="of:=[.C46]-20464.84375" office:value-type="float" office:value="-857.84375" calcext:value-type="float">
            <text:p>-857,84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150" calcext:value-type="float">
            <text:p>20150</text:p>
          </table:table-cell>
          <table:table-cell table:formula="of:=[.C47]-20464.84375" office:value-type="float" office:value="-314.84375" calcext:value-type="float">
            <text:p>-314,84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336" calcext:value-type="float">
            <text:p>17336</text:p>
          </table:table-cell>
          <table:table-cell table:formula="of:=[.C48]-20464.84375" office:value-type="float" office:value="-3128.84375" calcext:value-type="float">
            <text:p>-3128,84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922" calcext:value-type="float">
            <text:p>21922</text:p>
          </table:table-cell>
          <table:table-cell table:formula="of:=[.C49]-20464.84375" office:value-type="float" office:value="1457.15625" calcext:value-type="float">
            <text:p>1457,156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600" calcext:value-type="float">
            <text:p>16600</text:p>
          </table:table-cell>
          <table:table-cell table:formula="of:=[.C50]-20464.84375" office:value-type="float" office:value="-3864.84375" calcext:value-type="float">
            <text:p>-3864,843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070" calcext:value-type="float">
            <text:p>21070</text:p>
          </table:table-cell>
          <table:table-cell table:formula="of:=[.C51]-20464.84375" office:value-type="float" office:value="605.15625" calcext:value-type="float">
            <text:p>605,156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782" calcext:value-type="float">
            <text:p>18782</text:p>
          </table:table-cell>
          <table:table-cell table:formula="of:=[.C52]-20464.84375" office:value-type="float" office:value="-1682.84375" calcext:value-type="float">
            <text:p>-1682,843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8376" calcext:value-type="float">
            <text:p>18376</text:p>
          </table:table-cell>
          <table:table-cell table:formula="of:=[.C53]-20464.84375" office:value-type="float" office:value="-2088.84375" calcext:value-type="float">
            <text:p>-2088,843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906" calcext:value-type="float">
            <text:p>21906</text:p>
          </table:table-cell>
          <table:table-cell table:formula="of:=[.C54]-20464.84375" office:value-type="float" office:value="1441.15625" calcext:value-type="float">
            <text:p>1441,156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537" calcext:value-type="float">
            <text:p>23537</text:p>
          </table:table-cell>
          <table:table-cell table:formula="of:=[.C55]-20464.84375" office:value-type="float" office:value="3072.15625" calcext:value-type="float">
            <text:p>3072,156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203" calcext:value-type="float">
            <text:p>21203</text:p>
          </table:table-cell>
          <table:table-cell table:formula="of:=[.C56]-20464.84375" office:value-type="float" office:value="738.15625" calcext:value-type="float">
            <text:p>738,156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137" calcext:value-type="float">
            <text:p>23137</text:p>
          </table:table-cell>
          <table:table-cell table:formula="of:=[.C57]-20464.84375" office:value-type="float" office:value="2672.15625" calcext:value-type="float">
            <text:p>2672,156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809" calcext:value-type="float">
            <text:p>20809</text:p>
          </table:table-cell>
          <table:table-cell table:formula="of:=[.C58]-20464.84375" office:value-type="float" office:value="344.15625" calcext:value-type="float">
            <text:p>344,156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122" calcext:value-type="float">
            <text:p>18122</text:p>
          </table:table-cell>
          <table:table-cell table:formula="of:=[.C59]-20464.84375" office:value-type="float" office:value="-2342.84375" calcext:value-type="float">
            <text:p>-2342,843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959" calcext:value-type="float">
            <text:p>19959</text:p>
          </table:table-cell>
          <table:table-cell table:formula="of:=[.C60]-20464.84375" office:value-type="float" office:value="-505.84375" calcext:value-type="float">
            <text:p>-505,843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863" calcext:value-type="float">
            <text:p>18863</text:p>
          </table:table-cell>
          <table:table-cell table:formula="of:=[.C61]-20464.84375" office:value-type="float" office:value="-1601.84375" calcext:value-type="float">
            <text:p>-1601,843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19" calcext:value-type="float">
            <text:p>19919</text:p>
          </table:table-cell>
          <table:table-cell table:formula="of:=[.C62]-20464.84375" office:value-type="float" office:value="-545.84375" calcext:value-type="float">
            <text:p>-545,843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217" calcext:value-type="float">
            <text:p>20217</text:p>
          </table:table-cell>
          <table:table-cell table:formula="of:=[.C63]-20464.84375" office:value-type="float" office:value="-247.84375" calcext:value-type="float">
            <text:p>-247,843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926" calcext:value-type="float">
            <text:p>20926</text:p>
          </table:table-cell>
          <table:table-cell table:formula="of:=[.C64]-20464.84375" office:value-type="float" office:value="461.15625" calcext:value-type="float">
            <text:p>461,156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600" calcext:value-type="float">
            <text:p>18600</text:p>
          </table:table-cell>
          <table:table-cell table:formula="of:=[.C65]-20464.84375" office:value-type="float" office:value="-1864.84375" calcext:value-type="float">
            <text:p>-1864,843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39" calcext:value-type="float">
            <text:p>22439</text:p>
          </table:table-cell>
          <table:table-cell table:formula="of:=[.C66]-20464.84375" office:value-type="float" office:value="1974.15625" calcext:value-type="float">
            <text:p>1974,156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624" calcext:value-type="float">
            <text:p>19624</text:p>
          </table:table-cell>
          <table:table-cell table:formula="of:=[.C67]-20464.84375" office:value-type="float" office:value="-840.84375" calcext:value-type="float">
            <text:p>-840,843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574" calcext:value-type="float">
            <text:p>21574</text:p>
          </table:table-cell>
          <table:table-cell table:formula="of:=[.C68]-20464.84375" office:value-type="float" office:value="1109.15625" calcext:value-type="float">
            <text:p>1109,156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068" calcext:value-type="float">
            <text:p>18068</text:p>
          </table:table-cell>
          <table:table-cell table:formula="of:=[.C69]-20464.84375" office:value-type="float" office:value="-2396.84375" calcext:value-type="float">
            <text:p>-2396,843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574" calcext:value-type="float">
            <text:p>21574</text:p>
          </table:table-cell>
          <table:table-cell table:formula="of:=[.C70]-20464.84375" office:value-type="float" office:value="1109.15625" calcext:value-type="float">
            <text:p>1109,156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01" calcext:value-type="float">
            <text:p>20001</text:p>
          </table:table-cell>
          <table:table-cell table:formula="of:=[.C71]-20464.84375" office:value-type="float" office:value="-463.84375" calcext:value-type="float">
            <text:p>-463,843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191" calcext:value-type="float">
            <text:p>22191</text:p>
          </table:table-cell>
          <table:table-cell table:formula="of:=[.C72]-20464.84375" office:value-type="float" office:value="1726.15625" calcext:value-type="float">
            <text:p>1726,156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770" calcext:value-type="float">
            <text:p>18770</text:p>
          </table:table-cell>
          <table:table-cell table:formula="of:=[.C73]-20464.84375" office:value-type="float" office:value="-1694.84375" calcext:value-type="float">
            <text:p>-1694,843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43" calcext:value-type="float">
            <text:p>22043</text:p>
          </table:table-cell>
          <table:table-cell table:formula="of:=[.C74]-20464.84375" office:value-type="float" office:value="1578.15625" calcext:value-type="float">
            <text:p>1578,156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958" calcext:value-type="float">
            <text:p>20958</text:p>
          </table:table-cell>
          <table:table-cell table:formula="of:=[.C75]-20464.84375" office:value-type="float" office:value="493.15625" calcext:value-type="float">
            <text:p>493,156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461" calcext:value-type="float">
            <text:p>17461</text:p>
          </table:table-cell>
          <table:table-cell table:formula="of:=[.C76]-20464.84375" office:value-type="float" office:value="-3003.84375" calcext:value-type="float">
            <text:p>-3003,843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792" calcext:value-type="float">
            <text:p>21792</text:p>
          </table:table-cell>
          <table:table-cell table:formula="of:=[.C77]-20464.84375" office:value-type="float" office:value="1327.15625" calcext:value-type="float">
            <text:p>1327,156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648" calcext:value-type="float">
            <text:p>23648</text:p>
          </table:table-cell>
          <table:table-cell table:formula="of:=[.C78]-20464.84375" office:value-type="float" office:value="3183.15625" calcext:value-type="float">
            <text:p>3183,156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9899" calcext:value-type="float">
            <text:p>19899</text:p>
          </table:table-cell>
          <table:table-cell table:formula="of:=[.C79]-20464.84375" office:value-type="float" office:value="-565.84375" calcext:value-type="float">
            <text:p>-565,843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2513" calcext:value-type="float">
            <text:p>22513</text:p>
          </table:table-cell>
          <table:table-cell table:formula="of:=[.C80]-20464.84375" office:value-type="float" office:value="2048.15625" calcext:value-type="float">
            <text:p>2048,156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1241" calcext:value-type="float">
            <text:p>21241</text:p>
          </table:table-cell>
          <table:table-cell table:formula="of:=[.C81]-20464.84375" office:value-type="float" office:value="776.15625" calcext:value-type="float">
            <text:p>776,156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048" calcext:value-type="float">
            <text:p>24048</text:p>
          </table:table-cell>
          <table:table-cell table:formula="of:=[.C82]-20464.84375" office:value-type="float" office:value="3583.15625" calcext:value-type="float">
            <text:p>3583,156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753" calcext:value-type="float">
            <text:p>18753</text:p>
          </table:table-cell>
          <table:table-cell table:formula="of:=[.C83]-20464.84375" office:value-type="float" office:value="-1711.84375" calcext:value-type="float">
            <text:p>-1711,843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789" calcext:value-type="float">
            <text:p>19789</text:p>
          </table:table-cell>
          <table:table-cell table:formula="of:=[.C84]-20464.84375" office:value-type="float" office:value="-675.84375" calcext:value-type="float">
            <text:p>-675,843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807" calcext:value-type="float">
            <text:p>21807</text:p>
          </table:table-cell>
          <table:table-cell table:formula="of:=[.C85]-20464.84375" office:value-type="float" office:value="1342.15625" calcext:value-type="float">
            <text:p>1342,156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687" calcext:value-type="float">
            <text:p>21687</text:p>
          </table:table-cell>
          <table:table-cell table:formula="of:=[.C86]-20464.84375" office:value-type="float" office:value="1222.15625" calcext:value-type="float">
            <text:p>1222,156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7494" calcext:value-type="float">
            <text:p>17494</text:p>
          </table:table-cell>
          <table:table-cell table:formula="of:=[.C87]-20464.84375" office:value-type="float" office:value="-2970.84375" calcext:value-type="float">
            <text:p>-2970,843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345" calcext:value-type="float">
            <text:p>19345</text:p>
          </table:table-cell>
          <table:table-cell table:formula="of:=[.C88]-20464.84375" office:value-type="float" office:value="-1119.84375" calcext:value-type="float">
            <text:p>-1119,843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250" calcext:value-type="float">
            <text:p>19250</text:p>
          </table:table-cell>
          <table:table-cell table:formula="of:=[.C89]-20464.84375" office:value-type="float" office:value="-1214.84375" calcext:value-type="float">
            <text:p>-1214,843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062" calcext:value-type="float">
            <text:p>21062</text:p>
          </table:table-cell>
          <table:table-cell table:formula="of:=[.C90]-20464.84375" office:value-type="float" office:value="597.15625" calcext:value-type="float">
            <text:p>597,156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501" calcext:value-type="float">
            <text:p>18501</text:p>
          </table:table-cell>
          <table:table-cell table:formula="of:=[.C91]-20464.84375" office:value-type="float" office:value="-1963.84375" calcext:value-type="float">
            <text:p>-1963,843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181" calcext:value-type="float">
            <text:p>21181</text:p>
          </table:table-cell>
          <table:table-cell table:formula="of:=[.C92]-20464.84375" office:value-type="float" office:value="716.15625" calcext:value-type="float">
            <text:p>716,156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104" calcext:value-type="float">
            <text:p>25104</text:p>
          </table:table-cell>
          <table:table-cell table:formula="of:=[.C93]-20464.84375" office:value-type="float" office:value="4639.15625" calcext:value-type="float">
            <text:p>4639,156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269" calcext:value-type="float">
            <text:p>21269</text:p>
          </table:table-cell>
          <table:table-cell table:formula="of:=[.C94]-20464.84375" office:value-type="float" office:value="804.15625" calcext:value-type="float">
            <text:p>804,156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808" calcext:value-type="float">
            <text:p>21808</text:p>
          </table:table-cell>
          <table:table-cell table:formula="of:=[.C95]-20464.84375" office:value-type="float" office:value="1343.15625" calcext:value-type="float">
            <text:p>1343,156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558" calcext:value-type="float">
            <text:p>18558</text:p>
          </table:table-cell>
          <table:table-cell table:formula="of:=[.C96]-20464.84375" office:value-type="float" office:value="-1906.84375" calcext:value-type="float">
            <text:p>-1906,843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345" calcext:value-type="float">
            <text:p>21345</text:p>
          </table:table-cell>
          <table:table-cell table:formula="of:=[.C97]-20464.84375" office:value-type="float" office:value="880.15625" calcext:value-type="float">
            <text:p>880,156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608" calcext:value-type="float">
            <text:p>18608</text:p>
          </table:table-cell>
          <table:table-cell table:formula="of:=[.C98]-20464.84375" office:value-type="float" office:value="-1856.84375" calcext:value-type="float">
            <text:p>-1856,843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2657" calcext:value-type="float">
            <text:p>22657</text:p>
          </table:table-cell>
          <table:table-cell table:formula="of:=[.C99]-20464.84375" office:value-type="float" office:value="2192.15625" calcext:value-type="float">
            <text:p>2192,156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260" calcext:value-type="float">
            <text:p>24260</text:p>
          </table:table-cell>
          <table:table-cell table:formula="of:=[.C100]-20464.84375" office:value-type="float" office:value="3795.15625" calcext:value-type="float">
            <text:p>3795,156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2088" calcext:value-type="float">
            <text:p>22088</text:p>
          </table:table-cell>
          <table:table-cell table:formula="of:=[.C101]-20464.84375" office:value-type="float" office:value="1623.15625" calcext:value-type="float">
            <text:p>1623,156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152" calcext:value-type="float">
            <text:p>23152</text:p>
          </table:table-cell>
          <table:table-cell table:formula="of:=[.C102]-20464.84375" office:value-type="float" office:value="2687.15625" calcext:value-type="float">
            <text:p>2687,156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529" calcext:value-type="float">
            <text:p>19529</text:p>
          </table:table-cell>
          <table:table-cell table:formula="of:=[.C103]-20464.84375" office:value-type="float" office:value="-935.84375" calcext:value-type="float">
            <text:p>-935,843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501" calcext:value-type="float">
            <text:p>17501</text:p>
          </table:table-cell>
          <table:table-cell table:formula="of:=[.C104]-20464.84375" office:value-type="float" office:value="-2963.84375" calcext:value-type="float">
            <text:p>-2963,843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920" calcext:value-type="float">
            <text:p>18920</text:p>
          </table:table-cell>
          <table:table-cell table:formula="of:=[.C105]-20464.84375" office:value-type="float" office:value="-1544.84375" calcext:value-type="float">
            <text:p>-1544,843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906" calcext:value-type="float">
            <text:p>17906</text:p>
          </table:table-cell>
          <table:table-cell table:formula="of:=[.C106]-20464.84375" office:value-type="float" office:value="-2558.84375" calcext:value-type="float">
            <text:p>-2558,843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098" calcext:value-type="float">
            <text:p>20098</text:p>
          </table:table-cell>
          <table:table-cell table:formula="of:=[.C107]-20464.84375" office:value-type="float" office:value="-366.84375" calcext:value-type="float">
            <text:p>-366,843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295" calcext:value-type="float">
            <text:p>20295</text:p>
          </table:table-cell>
          <table:table-cell table:formula="of:=[.C108]-20464.84375" office:value-type="float" office:value="-169.84375" calcext:value-type="float">
            <text:p>-169,843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135" calcext:value-type="float">
            <text:p>23135</text:p>
          </table:table-cell>
          <table:table-cell table:formula="of:=[.C109]-20464.84375" office:value-type="float" office:value="2670.15625" calcext:value-type="float">
            <text:p>2670,156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1282" calcext:value-type="float">
            <text:p>21282</text:p>
          </table:table-cell>
          <table:table-cell table:formula="of:=[.C110]-20464.84375" office:value-type="float" office:value="817.15625" calcext:value-type="float">
            <text:p>817,156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970" calcext:value-type="float">
            <text:p>21970</text:p>
          </table:table-cell>
          <table:table-cell table:formula="of:=[.C111]-20464.84375" office:value-type="float" office:value="1505.15625" calcext:value-type="float">
            <text:p>1505,156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319" calcext:value-type="float">
            <text:p>19319</text:p>
          </table:table-cell>
          <table:table-cell table:formula="of:=[.C112]-20464.84375" office:value-type="float" office:value="-1145.84375" calcext:value-type="float">
            <text:p>-1145,843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524" calcext:value-type="float">
            <text:p>23524</text:p>
          </table:table-cell>
          <table:table-cell table:formula="of:=[.C113]-20464.84375" office:value-type="float" office:value="3059.15625" calcext:value-type="float">
            <text:p>3059,156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763" calcext:value-type="float">
            <text:p>18763</text:p>
          </table:table-cell>
          <table:table-cell table:formula="of:=[.C114]-20464.84375" office:value-type="float" office:value="-1701.84375" calcext:value-type="float">
            <text:p>-1701,843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738" calcext:value-type="float">
            <text:p>23738</text:p>
          </table:table-cell>
          <table:table-cell table:formula="of:=[.C115]-20464.84375" office:value-type="float" office:value="3273.15625" calcext:value-type="float">
            <text:p>3273,156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040" calcext:value-type="float">
            <text:p>24040</text:p>
          </table:table-cell>
          <table:table-cell table:formula="of:=[.C116]-20464.84375" office:value-type="float" office:value="3575.15625" calcext:value-type="float">
            <text:p>3575,156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852" calcext:value-type="float">
            <text:p>21852</text:p>
          </table:table-cell>
          <table:table-cell table:formula="of:=[.C117]-20464.84375" office:value-type="float" office:value="1387.15625" calcext:value-type="float">
            <text:p>1387,156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463" calcext:value-type="float">
            <text:p>18463</text:p>
          </table:table-cell>
          <table:table-cell table:formula="of:=[.C118]-20464.84375" office:value-type="float" office:value="-2001.84375" calcext:value-type="float">
            <text:p>-2001,843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49" calcext:value-type="float">
            <text:p>20049</text:p>
          </table:table-cell>
          <table:table-cell table:formula="of:=[.C119]-20464.84375" office:value-type="float" office:value="-415.84375" calcext:value-type="float">
            <text:p>-415,843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746" calcext:value-type="float">
            <text:p>24746</text:p>
          </table:table-cell>
          <table:table-cell table:formula="of:=[.C120]-20464.84375" office:value-type="float" office:value="4281.15625" calcext:value-type="float">
            <text:p>4281,156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342" calcext:value-type="float">
            <text:p>20342</text:p>
          </table:table-cell>
          <table:table-cell table:formula="of:=[.C121]-20464.84375" office:value-type="float" office:value="-122.84375" calcext:value-type="float">
            <text:p>-122,843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754" calcext:value-type="float">
            <text:p>19754</text:p>
          </table:table-cell>
          <table:table-cell table:formula="of:=[.C122]-20464.84375" office:value-type="float" office:value="-710.84375" calcext:value-type="float">
            <text:p>-710,843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638" calcext:value-type="float">
            <text:p>21638</text:p>
          </table:table-cell>
          <table:table-cell table:formula="of:=[.C123]-20464.84375" office:value-type="float" office:value="1173.15625" calcext:value-type="float">
            <text:p>1173,156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332" calcext:value-type="float">
            <text:p>21332</text:p>
          </table:table-cell>
          <table:table-cell table:formula="of:=[.C124]-20464.84375" office:value-type="float" office:value="867.15625" calcext:value-type="float">
            <text:p>867,156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124" calcext:value-type="float">
            <text:p>17124</text:p>
          </table:table-cell>
          <table:table-cell table:formula="of:=[.C125]-20464.84375" office:value-type="float" office:value="-3340.84375" calcext:value-type="float">
            <text:p>-3340,843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239" calcext:value-type="float">
            <text:p>19239</text:p>
          </table:table-cell>
          <table:table-cell table:formula="of:=[.C126]-20464.84375" office:value-type="float" office:value="-1225.84375" calcext:value-type="float">
            <text:p>-1225,843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861" calcext:value-type="float">
            <text:p>20861</text:p>
          </table:table-cell>
          <table:table-cell table:formula="of:=[.C127]-20464.84375" office:value-type="float" office:value="396.15625" calcext:value-type="float">
            <text:p>396,156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949" calcext:value-type="float">
            <text:p>16949</text:p>
          </table:table-cell>
          <table:table-cell table:formula="of:=[.C128]-20464.84375" office:value-type="float" office:value="-3515.84375" calcext:value-type="float">
            <text:p>-3515,843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523" calcext:value-type="float">
            <text:p>19523</text:p>
          </table:table-cell>
          <table:table-cell table:formula="of:=[.C129]-20464.84375" office:value-type="float" office:value="-941.84375" calcext:value-type="float">
            <text:p>-941,843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726" calcext:value-type="float">
            <text:p>20726</text:p>
          </table:table-cell>
          <table:table-cell table:formula="of:=[.C130]-20464.84375" office:value-type="float" office:value="261.15625" calcext:value-type="float">
            <text:p>261,156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859" calcext:value-type="float">
            <text:p>18859</text:p>
          </table:table-cell>
          <table:table-cell table:formula="of:=[.C131]-20464.84375" office:value-type="float" office:value="-1605.84375" calcext:value-type="float">
            <text:p>-1605,843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163" calcext:value-type="float">
            <text:p>22163</text:p>
          </table:table-cell>
          <table:table-cell table:formula="of:=[.C132]-20464.84375" office:value-type="float" office:value="1698.15625" calcext:value-type="float">
            <text:p>1698,156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980" calcext:value-type="float">
            <text:p>18980</text:p>
          </table:table-cell>
          <table:table-cell table:formula="of:=[.C133]-20464.84375" office:value-type="float" office:value="-1484.84375" calcext:value-type="float">
            <text:p>-1484,843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321" calcext:value-type="float">
            <text:p>19321</text:p>
          </table:table-cell>
          <table:table-cell table:formula="of:=[.C134]-20464.84375" office:value-type="float" office:value="-1143.84375" calcext:value-type="float">
            <text:p>-1143,843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091" calcext:value-type="float">
            <text:p>21091</text:p>
          </table:table-cell>
          <table:table-cell table:formula="of:=[.C135]-20464.84375" office:value-type="float" office:value="626.15625" calcext:value-type="float">
            <text:p>626,156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4317" calcext:value-type="float">
            <text:p>24317</text:p>
          </table:table-cell>
          <table:table-cell table:formula="of:=[.C136]-20464.84375" office:value-type="float" office:value="3852.15625" calcext:value-type="float">
            <text:p>3852,156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410" calcext:value-type="float">
            <text:p>21410</text:p>
          </table:table-cell>
          <table:table-cell table:formula="of:=[.C137]-20464.84375" office:value-type="float" office:value="945.15625" calcext:value-type="float">
            <text:p>945,156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878" calcext:value-type="float">
            <text:p>21878</text:p>
          </table:table-cell>
          <table:table-cell table:formula="of:=[.C138]-20464.84375" office:value-type="float" office:value="1413.15625" calcext:value-type="float">
            <text:p>1413,156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758" calcext:value-type="float">
            <text:p>22758</text:p>
          </table:table-cell>
          <table:table-cell table:formula="of:=[.C139]-20464.84375" office:value-type="float" office:value="2293.15625" calcext:value-type="float">
            <text:p>2293,156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328" calcext:value-type="float">
            <text:p>20328</text:p>
          </table:table-cell>
          <table:table-cell table:formula="of:=[.C140]-20464.84375" office:value-type="float" office:value="-136.84375" calcext:value-type="float">
            <text:p>-136,843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370" calcext:value-type="float">
            <text:p>19370</text:p>
          </table:table-cell>
          <table:table-cell table:formula="of:=[.C141]-20464.84375" office:value-type="float" office:value="-1094.84375" calcext:value-type="float">
            <text:p>-1094,843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543" calcext:value-type="float">
            <text:p>19543</text:p>
          </table:table-cell>
          <table:table-cell table:formula="of:=[.C142]-20464.84375" office:value-type="float" office:value="-921.84375" calcext:value-type="float">
            <text:p>-921,843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389" calcext:value-type="float">
            <text:p>22389</text:p>
          </table:table-cell>
          <table:table-cell table:formula="of:=[.C143]-20464.84375" office:value-type="float" office:value="1924.15625" calcext:value-type="float">
            <text:p>1924,156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850" calcext:value-type="float">
            <text:p>22850</text:p>
          </table:table-cell>
          <table:table-cell table:formula="of:=[.C144]-20464.84375" office:value-type="float" office:value="2385.15625" calcext:value-type="float">
            <text:p>2385,156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1593" calcext:value-type="float">
            <text:p>21593</text:p>
          </table:table-cell>
          <table:table-cell table:formula="of:=[.C145]-20464.84375" office:value-type="float" office:value="1128.15625" calcext:value-type="float">
            <text:p>1128,156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397" calcext:value-type="float">
            <text:p>20397</text:p>
          </table:table-cell>
          <table:table-cell table:formula="of:=[.C146]-20464.84375" office:value-type="float" office:value="-67.84375" calcext:value-type="float">
            <text:p>-67,843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191" calcext:value-type="float">
            <text:p>20191</text:p>
          </table:table-cell>
          <table:table-cell table:formula="of:=[.C147]-20464.84375" office:value-type="float" office:value="-273.84375" calcext:value-type="float">
            <text:p>-273,843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56" calcext:value-type="float">
            <text:p>20256</text:p>
          </table:table-cell>
          <table:table-cell table:formula="of:=[.C148]-20464.84375" office:value-type="float" office:value="-208.84375" calcext:value-type="float">
            <text:p>-208,843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2376" calcext:value-type="float">
            <text:p>22376</text:p>
          </table:table-cell>
          <table:table-cell table:formula="of:=[.C149]-20464.84375" office:value-type="float" office:value="1911.15625" calcext:value-type="float">
            <text:p>1911,156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88" calcext:value-type="float">
            <text:p>20288</text:p>
          </table:table-cell>
          <table:table-cell table:formula="of:=[.C150]-20464.84375" office:value-type="float" office:value="-176.84375" calcext:value-type="float">
            <text:p>-176,843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770" calcext:value-type="float">
            <text:p>19770</text:p>
          </table:table-cell>
          <table:table-cell table:formula="of:=[.C151]-20464.84375" office:value-type="float" office:value="-694.84375" calcext:value-type="float">
            <text:p>-694,843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609" calcext:value-type="float">
            <text:p>19609</text:p>
          </table:table-cell>
          <table:table-cell table:formula="of:=[.C152]-20464.84375" office:value-type="float" office:value="-855.84375" calcext:value-type="float">
            <text:p>-855,843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700" calcext:value-type="float">
            <text:p>18700</text:p>
          </table:table-cell>
          <table:table-cell table:formula="of:=[.C153]-20464.84375" office:value-type="float" office:value="-1764.84375" calcext:value-type="float">
            <text:p>-1764,843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082" calcext:value-type="float">
            <text:p>23082</text:p>
          </table:table-cell>
          <table:table-cell table:formula="of:=[.C154]-20464.84375" office:value-type="float" office:value="2617.15625" calcext:value-type="float">
            <text:p>2617,156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2689" calcext:value-type="float">
            <text:p>22689</text:p>
          </table:table-cell>
          <table:table-cell table:formula="of:=[.C155]-20464.84375" office:value-type="float" office:value="2224.15625" calcext:value-type="float">
            <text:p>2224,156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285" calcext:value-type="float">
            <text:p>17285</text:p>
          </table:table-cell>
          <table:table-cell table:formula="of:=[.C156]-20464.84375" office:value-type="float" office:value="-3179.84375" calcext:value-type="float">
            <text:p>-3179,843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512" calcext:value-type="float">
            <text:p>20512</text:p>
          </table:table-cell>
          <table:table-cell table:formula="of:=[.C157]-20464.84375" office:value-type="float" office:value="47.15625" calcext:value-type="float">
            <text:p>47,156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206" calcext:value-type="float">
            <text:p>19206</text:p>
          </table:table-cell>
          <table:table-cell table:formula="of:=[.C158]-20464.84375" office:value-type="float" office:value="-1258.84375" calcext:value-type="float">
            <text:p>-1258,843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180" calcext:value-type="float">
            <text:p>20180</text:p>
          </table:table-cell>
          <table:table-cell table:formula="of:=[.C159]-20464.84375" office:value-type="float" office:value="-284.84375" calcext:value-type="float">
            <text:p>-284,843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561" calcext:value-type="float">
            <text:p>15561</text:p>
          </table:table-cell>
          <table:table-cell table:formula="of:=[.C160]-20464.84375" office:value-type="float" office:value="-4903.84375" calcext:value-type="float">
            <text:p>-4903,843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077" calcext:value-type="float">
            <text:p>21077</text:p>
          </table:table-cell>
          <table:table-cell table:formula="of:=[.C161]-20464.84375" office:value-type="float" office:value="612.15625" calcext:value-type="float">
            <text:p>612,156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450" calcext:value-type="float">
            <text:p>20450</text:p>
          </table:table-cell>
          <table:table-cell table:formula="of:=[.C162]-20464.84375" office:value-type="float" office:value="-14.84375" calcext:value-type="float">
            <text:p>-14,843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401" calcext:value-type="float">
            <text:p>20401</text:p>
          </table:table-cell>
          <table:table-cell table:formula="of:=[.C163]-20464.84375" office:value-type="float" office:value="-63.84375" calcext:value-type="float">
            <text:p>-63,843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988" calcext:value-type="float">
            <text:p>16988</text:p>
          </table:table-cell>
          <table:table-cell table:formula="of:=[.C164]-20464.84375" office:value-type="float" office:value="-3476.84375" calcext:value-type="float">
            <text:p>-3476,843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2126" calcext:value-type="float">
            <text:p>22126</text:p>
          </table:table-cell>
          <table:table-cell table:formula="of:=[.C165]-20464.84375" office:value-type="float" office:value="1661.15625" calcext:value-type="float">
            <text:p>1661,156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621" calcext:value-type="float">
            <text:p>19621</text:p>
          </table:table-cell>
          <table:table-cell table:formula="of:=[.C166]-20464.84375" office:value-type="float" office:value="-843.84375" calcext:value-type="float">
            <text:p>-843,843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372" calcext:value-type="float">
            <text:p>18372</text:p>
          </table:table-cell>
          <table:table-cell table:formula="of:=[.C167]-20464.84375" office:value-type="float" office:value="-2092.84375" calcext:value-type="float">
            <text:p>-2092,843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691" calcext:value-type="float">
            <text:p>18691</text:p>
          </table:table-cell>
          <table:table-cell table:formula="of:=[.C168]-20464.84375" office:value-type="float" office:value="-1773.84375" calcext:value-type="float">
            <text:p>-1773,843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175" calcext:value-type="float">
            <text:p>19175</text:p>
          </table:table-cell>
          <table:table-cell table:formula="of:=[.C169]-20464.84375" office:value-type="float" office:value="-1289.84375" calcext:value-type="float">
            <text:p>-1289,843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3175" calcext:value-type="float">
            <text:p>23175</text:p>
          </table:table-cell>
          <table:table-cell table:formula="of:=[.C170]-20464.84375" office:value-type="float" office:value="2710.15625" calcext:value-type="float">
            <text:p>2710,156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823" calcext:value-type="float">
            <text:p>22823</text:p>
          </table:table-cell>
          <table:table-cell table:formula="of:=[.C171]-20464.84375" office:value-type="float" office:value="2358.15625" calcext:value-type="float">
            <text:p>2358,156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9810" calcext:value-type="float">
            <text:p>19810</text:p>
          </table:table-cell>
          <table:table-cell table:formula="of:=[.C172]-20464.84375" office:value-type="float" office:value="-654.84375" calcext:value-type="float">
            <text:p>-654,843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410" calcext:value-type="float">
            <text:p>19410</text:p>
          </table:table-cell>
          <table:table-cell table:formula="of:=[.C173]-20464.84375" office:value-type="float" office:value="-1054.84375" calcext:value-type="float">
            <text:p>-1054,843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881" calcext:value-type="float">
            <text:p>20881</text:p>
          </table:table-cell>
          <table:table-cell table:formula="of:=[.C174]-20464.84375" office:value-type="float" office:value="416.15625" calcext:value-type="float">
            <text:p>416,156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042" calcext:value-type="float">
            <text:p>19042</text:p>
          </table:table-cell>
          <table:table-cell table:formula="of:=[.C175]-20464.84375" office:value-type="float" office:value="-1422.84375" calcext:value-type="float">
            <text:p>-1422,843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274" calcext:value-type="float">
            <text:p>20274</text:p>
          </table:table-cell>
          <table:table-cell table:formula="of:=[.C176]-20464.84375" office:value-type="float" office:value="-190.84375" calcext:value-type="float">
            <text:p>-190,843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435" calcext:value-type="float">
            <text:p>20435</text:p>
          </table:table-cell>
          <table:table-cell table:formula="of:=[.C177]-20464.84375" office:value-type="float" office:value="-29.84375" calcext:value-type="float">
            <text:p>-29,843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238" calcext:value-type="float">
            <text:p>20238</text:p>
          </table:table-cell>
          <table:table-cell table:formula="of:=[.C178]-20464.84375" office:value-type="float" office:value="-226.84375" calcext:value-type="float">
            <text:p>-226,843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705" calcext:value-type="float">
            <text:p>21705</text:p>
          </table:table-cell>
          <table:table-cell table:formula="of:=[.C179]-20464.84375" office:value-type="float" office:value="1240.15625" calcext:value-type="float">
            <text:p>1240,1562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186" calcext:value-type="float">
            <text:p>20186</text:p>
          </table:table-cell>
          <table:table-cell table:formula="of:=[.C180]-20464.84375" office:value-type="float" office:value="-278.84375" calcext:value-type="float">
            <text:p>-278,843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895" calcext:value-type="float">
            <text:p>17895</text:p>
          </table:table-cell>
          <table:table-cell table:formula="of:=[.C181]-20464.84375" office:value-type="float" office:value="-2569.84375" calcext:value-type="float">
            <text:p>-2569,843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9942" calcext:value-type="float">
            <text:p>19942</text:p>
          </table:table-cell>
          <table:table-cell table:formula="of:=[.C182]-20464.84375" office:value-type="float" office:value="-522.84375" calcext:value-type="float">
            <text:p>-522,843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267" calcext:value-type="float">
            <text:p>21267</text:p>
          </table:table-cell>
          <table:table-cell table:formula="of:=[.C183]-20464.84375" office:value-type="float" office:value="802.15625" calcext:value-type="float">
            <text:p>802,1562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967" calcext:value-type="float">
            <text:p>20967</text:p>
          </table:table-cell>
          <table:table-cell table:formula="of:=[.C184]-20464.84375" office:value-type="float" office:value="502.15625" calcext:value-type="float">
            <text:p>502,1562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2673" calcext:value-type="float">
            <text:p>22673</text:p>
          </table:table-cell>
          <table:table-cell table:formula="of:=[.C185]-20464.84375" office:value-type="float" office:value="2208.15625" calcext:value-type="float">
            <text:p>2208,1562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1039" calcext:value-type="float">
            <text:p>21039</text:p>
          </table:table-cell>
          <table:table-cell table:formula="of:=[.C186]-20464.84375" office:value-type="float" office:value="574.15625" calcext:value-type="float">
            <text:p>574,1562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9386" calcext:value-type="float">
            <text:p>19386</text:p>
          </table:table-cell>
          <table:table-cell table:formula="of:=[.C187]-20464.84375" office:value-type="float" office:value="-1078.84375" calcext:value-type="float">
            <text:p>-1078,843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709" calcext:value-type="float">
            <text:p>18709</text:p>
          </table:table-cell>
          <table:table-cell table:formula="of:=[.C188]-20464.84375" office:value-type="float" office:value="-1755.84375" calcext:value-type="float">
            <text:p>-1755,843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059" calcext:value-type="float">
            <text:p>20059</text:p>
          </table:table-cell>
          <table:table-cell table:formula="of:=[.C189]-20464.84375" office:value-type="float" office:value="-405.84375" calcext:value-type="float">
            <text:p>-405,843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806" calcext:value-type="float">
            <text:p>19806</text:p>
          </table:table-cell>
          <table:table-cell table:formula="of:=[.C190]-20464.84375" office:value-type="float" office:value="-658.84375" calcext:value-type="float">
            <text:p>-658,843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497" calcext:value-type="float">
            <text:p>18497</text:p>
          </table:table-cell>
          <table:table-cell table:formula="of:=[.C191]-20464.84375" office:value-type="float" office:value="-1967.84375" calcext:value-type="float">
            <text:p>-1967,843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773" calcext:value-type="float">
            <text:p>21773</text:p>
          </table:table-cell>
          <table:table-cell table:formula="of:=[.C192]-20464.84375" office:value-type="float" office:value="1308.15625" calcext:value-type="float">
            <text:p>1308,1562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859" calcext:value-type="float">
            <text:p>20859</text:p>
          </table:table-cell>
          <table:table-cell table:formula="of:=[.C193]-20464.84375" office:value-type="float" office:value="394.15625" calcext:value-type="float">
            <text:p>394,156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304" calcext:value-type="float">
            <text:p>18304</text:p>
          </table:table-cell>
          <table:table-cell table:formula="of:=[.C194]-20464.84375" office:value-type="float" office:value="-2160.84375" calcext:value-type="float">
            <text:p>-2160,843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099" calcext:value-type="float">
            <text:p>21099</text:p>
          </table:table-cell>
          <table:table-cell table:formula="of:=[.C195]-20464.84375" office:value-type="float" office:value="634.15625" calcext:value-type="float">
            <text:p>634,156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250" calcext:value-type="float">
            <text:p>19250</text:p>
          </table:table-cell>
          <table:table-cell table:formula="of:=[.C196]-20464.84375" office:value-type="float" office:value="-1214.84375" calcext:value-type="float">
            <text:p>-1214,843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1745" calcext:value-type="float">
            <text:p>21745</text:p>
          </table:table-cell>
          <table:table-cell table:formula="of:=[.C197]-20464.84375" office:value-type="float" office:value="1280.15625" calcext:value-type="float">
            <text:p>1280,156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636" calcext:value-type="float">
            <text:p>18636</text:p>
          </table:table-cell>
          <table:table-cell table:formula="of:=[.C198]-20464.84375" office:value-type="float" office:value="-1828.84375" calcext:value-type="float">
            <text:p>-1828,843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2199" calcext:value-type="float">
            <text:p>22199</text:p>
          </table:table-cell>
          <table:table-cell table:formula="of:=[.C199]-20464.84375" office:value-type="float" office:value="1734.15625" calcext:value-type="float">
            <text:p>1734,156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1796" calcext:value-type="float">
            <text:p>21796</text:p>
          </table:table-cell>
          <table:table-cell table:formula="of:=[.C200]-20464.84375" office:value-type="float" office:value="1331.15625" calcext:value-type="float">
            <text:p>1331,156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727" calcext:value-type="float">
            <text:p>20727</text:p>
          </table:table-cell>
          <table:table-cell table:formula="of:=[.C201]-20464.84375" office:value-type="float" office:value="262.15625" calcext:value-type="float">
            <text:p>262,156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9445" calcext:value-type="float">
            <text:p>19445</text:p>
          </table:table-cell>
          <table:table-cell table:formula="of:=[.C202]-20464.84375" office:value-type="float" office:value="-1019.84375" calcext:value-type="float">
            <text:p>-1019,843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437" calcext:value-type="float">
            <text:p>21437</text:p>
          </table:table-cell>
          <table:table-cell table:formula="of:=[.C203]-20464.84375" office:value-type="float" office:value="972.15625" calcext:value-type="float">
            <text:p>972,156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338" calcext:value-type="float">
            <text:p>20338</text:p>
          </table:table-cell>
          <table:table-cell table:formula="of:=[.C204]-20464.84375" office:value-type="float" office:value="-126.84375" calcext:value-type="float">
            <text:p>-126,843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2167" calcext:value-type="float">
            <text:p>22167</text:p>
          </table:table-cell>
          <table:table-cell table:formula="of:=[.C205]-20464.84375" office:value-type="float" office:value="1702.15625" calcext:value-type="float">
            <text:p>1702,156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8847" calcext:value-type="float">
            <text:p>18847</text:p>
          </table:table-cell>
          <table:table-cell table:formula="of:=[.C206]-20464.84375" office:value-type="float" office:value="-1617.84375" calcext:value-type="float">
            <text:p>-1617,843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079" calcext:value-type="float">
            <text:p>20079</text:p>
          </table:table-cell>
          <table:table-cell table:formula="of:=[.C207]-20464.84375" office:value-type="float" office:value="-385.84375" calcext:value-type="float">
            <text:p>-385,843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075" calcext:value-type="float">
            <text:p>22075</text:p>
          </table:table-cell>
          <table:table-cell table:formula="of:=[.C208]-20464.84375" office:value-type="float" office:value="1610.15625" calcext:value-type="float">
            <text:p>1610,156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194" calcext:value-type="float">
            <text:p>25194</text:p>
          </table:table-cell>
          <table:table-cell table:formula="of:=[.C209]-20464.84375" office:value-type="float" office:value="4729.15625" calcext:value-type="float">
            <text:p>4729,156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345" calcext:value-type="float">
            <text:p>18345</text:p>
          </table:table-cell>
          <table:table-cell table:formula="of:=[.C210]-20464.84375" office:value-type="float" office:value="-2119.84375" calcext:value-type="float">
            <text:p>-2119,843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1987" calcext:value-type="float">
            <text:p>21987</text:p>
          </table:table-cell>
          <table:table-cell table:formula="of:=[.C211]-20464.84375" office:value-type="float" office:value="1522.15625" calcext:value-type="float">
            <text:p>1522,156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9818" calcext:value-type="float">
            <text:p>19818</text:p>
          </table:table-cell>
          <table:table-cell table:formula="of:=[.C212]-20464.84375" office:value-type="float" office:value="-646.84375" calcext:value-type="float">
            <text:p>-646,843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9501" calcext:value-type="float">
            <text:p>19501</text:p>
          </table:table-cell>
          <table:table-cell table:formula="of:=[.C213]-20464.84375" office:value-type="float" office:value="-963.84375" calcext:value-type="float">
            <text:p>-963,843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1867" calcext:value-type="float">
            <text:p>21867</text:p>
          </table:table-cell>
          <table:table-cell table:formula="of:=[.C214]-20464.84375" office:value-type="float" office:value="1402.15625" calcext:value-type="float">
            <text:p>1402,156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2443" calcext:value-type="float">
            <text:p>22443</text:p>
          </table:table-cell>
          <table:table-cell table:formula="of:=[.C215]-20464.84375" office:value-type="float" office:value="1978.15625" calcext:value-type="float">
            <text:p>1978,156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2919" calcext:value-type="float">
            <text:p>22919</text:p>
          </table:table-cell>
          <table:table-cell table:formula="of:=[.C216]-20464.84375" office:value-type="float" office:value="2454.15625" calcext:value-type="float">
            <text:p>2454,156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945" calcext:value-type="float">
            <text:p>20945</text:p>
          </table:table-cell>
          <table:table-cell table:formula="of:=[.C217]-20464.84375" office:value-type="float" office:value="480.15625" calcext:value-type="float">
            <text:p>480,156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9909" calcext:value-type="float">
            <text:p>19909</text:p>
          </table:table-cell>
          <table:table-cell table:formula="of:=[.C218]-20464.84375" office:value-type="float" office:value="-555.84375" calcext:value-type="float">
            <text:p>-555,843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9469" calcext:value-type="float">
            <text:p>19469</text:p>
          </table:table-cell>
          <table:table-cell table:formula="of:=[.C219]-20464.84375" office:value-type="float" office:value="-995.84375" calcext:value-type="float">
            <text:p>-995,843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2434" calcext:value-type="float">
            <text:p>22434</text:p>
          </table:table-cell>
          <table:table-cell table:formula="of:=[.C220]-20464.84375" office:value-type="float" office:value="1969.15625" calcext:value-type="float">
            <text:p>1969,156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658" calcext:value-type="float">
            <text:p>17658</text:p>
          </table:table-cell>
          <table:table-cell table:formula="of:=[.C221]-20464.84375" office:value-type="float" office:value="-2806.84375" calcext:value-type="float">
            <text:p>-2806,843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708" calcext:value-type="float">
            <text:p>18708</text:p>
          </table:table-cell>
          <table:table-cell table:formula="of:=[.C222]-20464.84375" office:value-type="float" office:value="-1756.84375" calcext:value-type="float">
            <text:p>-1756,843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3245" calcext:value-type="float">
            <text:p>23245</text:p>
          </table:table-cell>
          <table:table-cell table:formula="of:=[.C223]-20464.84375" office:value-type="float" office:value="2780.15625" calcext:value-type="float">
            <text:p>2780,156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149" calcext:value-type="float">
            <text:p>19149</text:p>
          </table:table-cell>
          <table:table-cell table:formula="of:=[.C224]-20464.84375" office:value-type="float" office:value="-1315.84375" calcext:value-type="float">
            <text:p>-1315,843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642" calcext:value-type="float">
            <text:p>21642</text:p>
          </table:table-cell>
          <table:table-cell table:formula="of:=[.C225]-20464.84375" office:value-type="float" office:value="1177.15625" calcext:value-type="float">
            <text:p>1177,156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599" calcext:value-type="float">
            <text:p>17599</text:p>
          </table:table-cell>
          <table:table-cell table:formula="of:=[.C226]-20464.84375" office:value-type="float" office:value="-2865.84375" calcext:value-type="float">
            <text:p>-2865,8437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766" calcext:value-type="float">
            <text:p>20766</text:p>
          </table:table-cell>
          <table:table-cell table:formula="of:=[.C227]-20464.84375" office:value-type="float" office:value="301.15625" calcext:value-type="float">
            <text:p>301,156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2788" calcext:value-type="float">
            <text:p>22788</text:p>
          </table:table-cell>
          <table:table-cell table:formula="of:=[.C228]-20464.84375" office:value-type="float" office:value="2323.15625" calcext:value-type="float">
            <text:p>2323,156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8315" calcext:value-type="float">
            <text:p>18315</text:p>
          </table:table-cell>
          <table:table-cell table:formula="of:=[.C229]-20464.84375" office:value-type="float" office:value="-2149.84375" calcext:value-type="float">
            <text:p>-2149,8437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631" calcext:value-type="float">
            <text:p>21631</text:p>
          </table:table-cell>
          <table:table-cell table:formula="of:=[.C230]-20464.84375" office:value-type="float" office:value="1166.15625" calcext:value-type="float">
            <text:p>1166,156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2613" calcext:value-type="float">
            <text:p>22613</text:p>
          </table:table-cell>
          <table:table-cell table:formula="of:=[.C231]-20464.84375" office:value-type="float" office:value="2148.15625" calcext:value-type="float">
            <text:p>2148,156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1652" calcext:value-type="float">
            <text:p>21652</text:p>
          </table:table-cell>
          <table:table-cell table:formula="of:=[.C232]-20464.84375" office:value-type="float" office:value="1187.15625" calcext:value-type="float">
            <text:p>1187,156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709" calcext:value-type="float">
            <text:p>16709</text:p>
          </table:table-cell>
          <table:table-cell table:formula="of:=[.C233]-20464.84375" office:value-type="float" office:value="-3755.84375" calcext:value-type="float">
            <text:p>-3755,8437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4017" calcext:value-type="float">
            <text:p>24017</text:p>
          </table:table-cell>
          <table:table-cell table:formula="of:=[.C234]-20464.84375" office:value-type="float" office:value="3552.15625" calcext:value-type="float">
            <text:p>3552,156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075" calcext:value-type="float">
            <text:p>23075</text:p>
          </table:table-cell>
          <table:table-cell table:formula="of:=[.C235]-20464.84375" office:value-type="float" office:value="2610.15625" calcext:value-type="float">
            <text:p>2610,156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442" calcext:value-type="float">
            <text:p>18442</text:p>
          </table:table-cell>
          <table:table-cell table:formula="of:=[.C236]-20464.84375" office:value-type="float" office:value="-2022.84375" calcext:value-type="float">
            <text:p>-2022,8437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400" calcext:value-type="float">
            <text:p>20400</text:p>
          </table:table-cell>
          <table:table-cell table:formula="of:=[.C237]-20464.84375" office:value-type="float" office:value="-64.84375" calcext:value-type="float">
            <text:p>-64,8437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072" calcext:value-type="float">
            <text:p>21072</text:p>
          </table:table-cell>
          <table:table-cell table:formula="of:=[.C238]-20464.84375" office:value-type="float" office:value="607.15625" calcext:value-type="float">
            <text:p>607,156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916" calcext:value-type="float">
            <text:p>20916</text:p>
          </table:table-cell>
          <table:table-cell table:formula="of:=[.C239]-20464.84375" office:value-type="float" office:value="451.15625" calcext:value-type="float">
            <text:p>451,156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9616" calcext:value-type="float">
            <text:p>19616</text:p>
          </table:table-cell>
          <table:table-cell table:formula="of:=[.C240]-20464.84375" office:value-type="float" office:value="-848.84375" calcext:value-type="float">
            <text:p>-848,8437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796" calcext:value-type="float">
            <text:p>18796</text:p>
          </table:table-cell>
          <table:table-cell table:formula="of:=[.C241]-20464.84375" office:value-type="float" office:value="-1668.84375" calcext:value-type="float">
            <text:p>-1668,843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145" calcext:value-type="float">
            <text:p>22145</text:p>
          </table:table-cell>
          <table:table-cell table:formula="of:=[.C242]-20464.84375" office:value-type="float" office:value="1680.15625" calcext:value-type="float">
            <text:p>1680,1562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701" calcext:value-type="float">
            <text:p>18701</text:p>
          </table:table-cell>
          <table:table-cell table:formula="of:=[.C243]-20464.84375" office:value-type="float" office:value="-1763.84375" calcext:value-type="float">
            <text:p>-1763,843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461" calcext:value-type="float">
            <text:p>18461</text:p>
          </table:table-cell>
          <table:table-cell table:formula="of:=[.C244]-20464.84375" office:value-type="float" office:value="-2003.84375" calcext:value-type="float">
            <text:p>-2003,843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1612" calcext:value-type="float">
            <text:p>21612</text:p>
          </table:table-cell>
          <table:table-cell table:formula="of:=[.C245]-20464.84375" office:value-type="float" office:value="1147.15625" calcext:value-type="float">
            <text:p>1147,1562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1447" calcext:value-type="float">
            <text:p>21447</text:p>
          </table:table-cell>
          <table:table-cell table:formula="of:=[.C246]-20464.84375" office:value-type="float" office:value="982.15625" calcext:value-type="float">
            <text:p>982,1562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808" calcext:value-type="float">
            <text:p>18808</text:p>
          </table:table-cell>
          <table:table-cell table:formula="of:=[.C247]-20464.84375" office:value-type="float" office:value="-1656.84375" calcext:value-type="float">
            <text:p>-1656,843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9844" calcext:value-type="float">
            <text:p>19844</text:p>
          </table:table-cell>
          <table:table-cell table:formula="of:=[.C248]-20464.84375" office:value-type="float" office:value="-620.84375" calcext:value-type="float">
            <text:p>-620,843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531" calcext:value-type="float">
            <text:p>20531</text:p>
          </table:table-cell>
          <table:table-cell table:formula="of:=[.C249]-20464.84375" office:value-type="float" office:value="66.15625" calcext:value-type="float">
            <text:p>66,1562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1689" calcext:value-type="float">
            <text:p>21689</text:p>
          </table:table-cell>
          <table:table-cell table:formula="of:=[.C250]-20464.84375" office:value-type="float" office:value="1224.15625" calcext:value-type="float">
            <text:p>1224,1562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702" calcext:value-type="float">
            <text:p>20702</text:p>
          </table:table-cell>
          <table:table-cell table:formula="of:=[.C251]-20464.84375" office:value-type="float" office:value="237.15625" calcext:value-type="float">
            <text:p>237,1562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1358" calcext:value-type="float">
            <text:p>21358</text:p>
          </table:table-cell>
          <table:table-cell table:formula="of:=[.C252]-20464.84375" office:value-type="float" office:value="893.15625" calcext:value-type="float">
            <text:p>893,1562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179" calcext:value-type="float">
            <text:p>20179</text:p>
          </table:table-cell>
          <table:table-cell table:formula="of:=[.C253]-20464.84375" office:value-type="float" office:value="-285.84375" calcext:value-type="float">
            <text:p>-285,843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438" calcext:value-type="float">
            <text:p>20438</text:p>
          </table:table-cell>
          <table:table-cell table:formula="of:=[.C254]-20464.84375" office:value-type="float" office:value="-26.84375" calcext:value-type="float">
            <text:p>-26,843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021" calcext:value-type="float">
            <text:p>21021</text:p>
          </table:table-cell>
          <table:table-cell table:formula="of:=[.C255]-20464.84375" office:value-type="float" office:value="556.15625" calcext:value-type="float">
            <text:p>556,1562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684" calcext:value-type="float">
            <text:p>18684</text:p>
          </table:table-cell>
          <table:table-cell table:formula="of:=[.C256]-20464.84375" office:value-type="float" office:value="-1780.84375" calcext:value-type="float">
            <text:p>-1780,843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9314" calcext:value-type="float">
            <text:p>19314</text:p>
          </table:table-cell>
          <table:table-cell table:formula="of:=[.C257]-20464.84375" office:value-type="float" office:value="-1150.84375" calcext:value-type="float">
            <text:p>-1150,84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MAX([.D2:.D257])" office:value-type="float" office:value="4729.15625" calcext:value-type="float">
            <text:p>4729,15625</text:p>
          </table:table-cell>
          <table:table-cell table:formula="of:=[.D258]/20464.84375" office:value-type="float" office:value="0.231086848635236" calcext:value-type="float">
            <text:p>0,2310868486</text:p>
          </table:table-cell>
          <table:table-cell/>
        </table:table-row>
        <table:table-row table:style-name="ro1">
          <table:table-cell table:number-columns-repeated="3"/>
          <table:table-cell table:formula="of:=MIN([.D2:.D257])" office:value-type="float" office:value="-4903.84375" calcext:value-type="float">
            <text:p>-4903,84375</text:p>
          </table:table-cell>
          <table:table-cell table:formula="of:=[.D259]/20464.84375" office:value-type="float" office:value="-0.239622828784119" calcext:value-type="float">
            <text:p>-0,23962282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9:06:23.649000000</meta:creation-date>
    <dc:date>2016-01-10T19:39:22.681000000</dc:date>
    <meta:editing-duration>PT17M49S</meta:editing-duration>
    <meta:editing-cycles>3</meta:editing-cycles>
    <meta:generator>LibreOffice/5.0.3.2$Windows_x86 LibreOffice_project/e5f16313668ac592c1bfb310f4390624e3dbfb75</meta:generator>
    <meta:document-statistic meta:table-count="1" meta:cell-count="10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57cm" svg:y="4.198cm" style:legend-expansion="high" chart:style-name="ch2"/>
        <chart:plot-area chart:style-name="ch3" table:cell-range-address="Sheet1.E1:Sheet1.F22" chart:data-source-has-labels="row" svg:x="0.32cm" svg:y="0.18cm" svg:width="13.317cm" svg:height="8.64cm">
          <chartooo:coordinate-region svg:x="0.765cm" svg:y="0.382cm" svg:width="12.488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22" chart:label-cell-address="Sheet1.F1:Sheet1.F1" chart:class="chart:scatter">
            <chart:domain table:cell-range-address="Sheet1.E2:Sheet1.E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Num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000">
                <text:p>-5000</text:p>
                <draw:g>
                  <svg:desc>Sheet1.E2:Sheet1.E22</svg:desc>
                </draw:g>
              </table:table-cell>
              <table:table-cell office:value-type="float" office:value="0">
                <text:p>0</text:p>
                <draw:g>
                  <svg:desc>Sheet1.F2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500">
                <text:p>-4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00">
                <text:p>-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500">
                <text:p>-3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000">
                <text:p>-3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00">
                <text:p>-25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000">
                <text:p>-2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00">
                <text:p>-15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00">
                <text:p>-1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00">
                <text:p>-5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">
                <text:p>3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00">
                <text:p>3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">
                <text:p>4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">
                <text:p>50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